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 1 rapport</text:h>
      <text:p text:style-name="Standard"/>
      <text:h text:style-name="Heading_20_2" text:outline-level="2">Planering</text:h>
      <text:p text:style-name="Standard"/>
      <text:p text:style-name="Standard">Då jag sedan tidigare laborationer redan har strukturerade användningsfall att kunna använda som mall så beräknar jag att krav-delen kommer gå rätt så smidigt att genomföra. Dessutom så är det en funktion som kommer att gälla för samtliga aktörer som ska läggas till i applikationen, vilket underlättar arbetet lite grann. Funktionen är att registrera ett konto för samtliga aktörer.</text:p>
      <text:p text:style-name="Standard">Denna gång planerar jag att använda mig enbart av Javascript när jag ska identifiera och implementera metoder då jag känner att jag har fått lite mer kunskaper i det sedan tidigare laborationer. Det blir också lättare att på riktigt få fram en inloggningssida.</text:p>
      <text:p text:style-name="Standard">Även testning kommer att ske i Javascript, men eftersom jag inte känner mig helt hemma med exakt hur testningen ska ske här så har jag planerat mest tid för just denna del av iterationen. Dessutom har jag även planerat in några ”slack”-timmar om denna eller någon annan del av någon anledning skulle ta extra lång tid att genomföra. </text:p>
      <text:h text:style-name="Heading_20_3" text:outline-level="3">Krav</text:h>
      <text:list xml:id="list299419185404565316" text:style-name="L1">
        <text:list-item>
          <text:p text:style-name="P1">Analysera och specificera användningsfall - 1 timme 15 minuter.</text:p>
        </text:list-item>
      </text:list>
      <text:h text:style-name="Heading_20_3" text:outline-level="3">Design/implementation</text:h>
      <text:list xml:id="list3706409363123007284" text:style-name="L2">
        <text:list-item>
          <text:p text:style-name="P2">Identifiera och specificera metoder - 1 timme.</text:p>
        </text:list-item>
        <text:list-item>
          <text:p text:style-name="P2">Implementation - 1 timme och 30 minuter.</text:p>
        </text:list-item>
      </text:list>
      <text:h text:style-name="Heading_20_3" text:outline-level="3">Test</text:h>
      <text:list xml:id="list8015506449212559474" text:style-name="L3">
        <text:list-item>
          <text:p text:style-name="P3">Analysera och specificera testning - 1 timme och 30 minuter.</text:p>
        </text:list-item>
        <text:list-item>
          <text:p text:style-name="P3">Implementation - 1 timme och 30 minuter.</text:p>
        </text:list-item>
        <text:list-item>
          <text:p text:style-name="P3">Exekvering - 1 timme.</text:p>
        </text:list-item>
      </text:list>
      <text:h text:style-name="Heading_20_3" text:outline-level="3">Reflektion</text:h>
      <text:list xml:id="list1433705300480412511" text:style-name="L4">
        <text:list-item>
          <text:p text:style-name="P4">Reflektera - 45 minuter.</text:p>
        </text:list-item>
      </text:list>
      <text:p text:style-name="Standard"/>
      <text:h text:style-name="Heading_20_2" text:outline-level="2">Reflektion </text:h>
      <text:p text:style-name="Standard">Jag gick ännu en gång över till C# även om jag planerat att utföra detta i Javascript. Det gick åt för mycket tid till att försöka lösa hur jag skulle koda i Javascript och det kändes lite som att jag tappade fokus på det viktiga i denna uppgift. Därför körde jag allting i Visual studio 2013 och byggde där upp en sorts applikation där användaren kan välja att registrera sig eller att logga in.</text:p>
      <text:p text:style-name="Standard">Jag upplever för övrigt att själva planeringen för hur designen ska se ut för funktioner och även tester nu går snabbare att klara av. Dessutom märker jag att jag mer och mer börjar slå ihop design-delen och implementerings-delen istället för att göra den ena helt klar först innan jag börjar med den andra. </text:p>
      <text:p text:style-name="Standard">Det som gick snabbast att bli klar med i denna iteration var testerna då jag inte hade så mycket funktioner att testa mer än registreringen och tillhörande slumpade lösenord. Därför gick också exekveringen mycket snabbare än vad jag hade trott inledningsv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k Erlandsson</meta:initial-creator>
    <meta:creation-date>2015-01-07T14:43:51.57</meta:creation-date>
    <meta:generator>OpenOffice/4.1.1$Win32 OpenOffice.org_project/411m6$Build-9775</meta:generator>
    <dc:date>2015-01-17T10:19:57.12</dc:date>
    <dc:creator>Patrik Erlandsson</dc:creator>
    <meta:editing-duration>PT19H1M54S</meta:editing-duration>
    <meta:editing-cycles>18</meta:editing-cycles>
    <meta:document-statistic meta:table-count="0" meta:image-count="0" meta:object-count="0" meta:page-count="1" meta:paragraph-count="20" meta:word-count="392" meta:character-count="2317"/>
  </office:meta>
</office:document-meta>
</file>